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0cab31" officeooo:paragraph-rsid="000cab31" style:font-size-asian="16pt" style:font-size-complex="16pt"/>
    </style:style>
    <style:style style:name="P2" style:family="paragraph" style:parent-style-name="Standard">
      <style:paragraph-properties fo:text-align="end" style:justify-single-word="false" style:writing-mode="rl-tb"/>
      <style:text-properties fo:color="#000000" style:font-name="DejaVu Sans Mono" fo:font-size="11.3000001907349pt" officeooo:paragraph-rsid="000cab31"/>
    </style:style>
    <style:style style:name="P3" style:family="paragraph" style:parent-style-name="Standard">
      <style:paragraph-properties fo:text-align="end" style:justify-single-word="false" style:writing-mode="rl-tb"/>
      <style:text-properties fo:font-size="11.3000001907349pt" officeooo:rsid="000cab31" officeooo:paragraph-rsid="000cab31"/>
    </style:style>
    <style:style style:name="P4" style:family="paragraph" style:parent-style-name="Preformatted_20_Text">
      <style:paragraph-properties fo:text-align="end" style:justify-single-word="false" style:writing-mode="rl-tb"/>
      <style:text-properties fo:color="#000000" style:font-name="DejaVu Sans Mono" fo:font-size="11.3000001907349pt" officeooo:rsid="000cab31" officeooo:paragraph-rsid="000cab31" style:font-size-asian="16pt" style:font-size-complex="16pt"/>
    </style:style>
    <style:style style:name="P5" style:family="paragraph" style:parent-style-name="Preformatted_20_Text">
      <style:paragraph-properties fo:text-align="end" style:justify-single-word="false" style:writing-mode="rl-tb"/>
      <style:text-properties fo:color="#000000" style:font-name="DejaVu Sans Mono" fo:font-size="11.3000001907349pt" officeooo:paragraph-rsid="000cab31"/>
    </style:style>
    <style:style style:name="P6" style:family="paragraph" style:parent-style-name="Preformatted_20_Text">
      <style:paragraph-properties fo:margin-top="0in" fo:margin-bottom="0.1965in" loext:contextual-spacing="false"/>
      <style:text-properties fo:color="#000000" style:font-name="DejaVu Sans Mono" fo:font-size="11.3000001907349pt"/>
    </style:style>
    <style:style style:name="P7" style:family="paragraph" style:parent-style-name="Preformatted_20_Text">
      <style:text-properties fo:color="#000000"/>
    </style:style>
    <style:style style:name="P8" style:family="paragraph" style:parent-style-name="Standard">
      <style:paragraph-properties fo:text-align="end" style:justify-single-word="false" style:writing-mode="rl-tb"/>
      <style:text-properties fo:color="#000000" style:font-name="DejaVu Sans Mono" fo:font-size="11.3000001907349pt" officeooo:rsid="000cab31" officeooo:paragraph-rsid="000cab31"/>
    </style:style>
    <style:style style:name="P9" style:family="paragraph" style:parent-style-name="Standard">
      <style:paragraph-properties fo:text-align="end" style:justify-single-word="false" style:writing-mode="rl-tb"/>
      <style:text-properties fo:color="#000000" style:font-name="DejaVu Sans Mono" fo:font-size="16pt" officeooo:rsid="000cab31" officeooo:paragraph-rsid="000cab31" style:font-size-asian="16pt" style:font-size-complex="16pt"/>
    </style:style>
    <style:style style:name="T1" style:family="text">
      <style:text-properties fo:background-color="#e4e4ff" loext:char-shading-value="0"/>
    </style:style>
    <style:style style:name="T2" style:family="text">
      <style:text-properties fo:color="#000080" fo:font-weight="bold"/>
    </style:style>
    <style:style style:name="T3" style:family="text">
      <style:text-properties fo:color="#000080" style:font-name="DejaVu Sans Mono" fo:font-size="11.3000001907349pt" fo:font-weight="bold"/>
    </style:style>
    <style:style style:name="T4" style:family="text">
      <style:text-properties fo:color="#000080" style:font-name="DejaVu Sans Mono" fo:font-size="11.3000001907349pt" fo:font-weight="bold" fo:background-color="#efefef" loext:char-shading-value="0"/>
    </style:style>
    <style:style style:name="T5" style:family="text">
      <style:text-properties fo:color="#008000" fo:font-weight="bold"/>
    </style:style>
    <style:style style:name="T6" style:family="text">
      <style:text-properties fo:color="#008000" style:font-name="DejaVu Sans Mono" fo:font-size="11.3000001907349pt" fo:font-weight="bold"/>
    </style:style>
    <style:style style:name="T7" style:family="text">
      <style:text-properties fo:color="#008000" style:font-name="DejaVu Sans Mono" fo:font-size="11.3000001907349pt" fo:font-weight="bold" fo:background-color="#efefef" loext:char-shading-value="0"/>
    </style:style>
    <style:style style:name="T8" style:family="text">
      <style:text-properties style:font-name="DejaVu Sans Mono" fo:font-size="11.3000001907349pt"/>
    </style:style>
    <style:style style:name="T9" style:family="text">
      <style:text-properties style:font-name="DejaVu Sans Mono" fo:font-size="11.3000001907349pt" fo:background-color="#efefef" loext:char-shading-value="0"/>
    </style:style>
    <style:style style:name="T10" style:family="text">
      <style:text-properties fo:color="#7a7a43" style:font-name="DejaVu Sans Mono" fo:font-size="11.3000001907349pt"/>
    </style:style>
    <style:style style:name="T11" style:family="text">
      <style:text-properties fo:color="#7a7a43" style:font-name="DejaVu Sans Mono" fo:font-size="11.3000001907349pt" fo:font-weight="bold"/>
    </style:style>
    <style:style style:name="T12" style:family="text">
      <style:text-properties fo:color="#660e7a" style:font-name="DejaVu Sans Mono" fo:font-size="11.3000001907349pt" fo:font-weight="bold"/>
    </style:style>
    <style:style style:name="T13" style:family="text">
      <style:text-properties fo:color="#0000ff" style:font-name="DejaVu Sans Mono" fo:font-size="11.3000001907349pt" fo:font-weight="bold" fo:background-color="#efefef" loext:char-shading-value="0"/>
    </style:style>
    <style:style style:name="T14" style:family="text">
      <style:text-properties fo:color="#000000" style:font-name="DejaVu Sans Mono"/>
    </style:style>
    <style:style style:name="T15" style:family="text">
      <style:text-properties fo:color="#000000" style:font-name="DejaVu Sans Mono"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کار با جی کوئری در ری اکت باید ابتدا ان را نصب کنیم :</text:p>
      <text:p text:style-name="P1"/>
      <text:p text:style-name="P1"/>
      <text:p text:style-name="P1">npm install jquery - -save</text:p>
      <text:p text:style-name="P1"/>
      <text:p text:style-name="P1">پس از ان باید ان را ایمپورت کنیم:</text:p>
      <text:p text:style-name="P1"/>
      <text:p text:style-name="P1"/>
      <text:p text:style-name="P4"><text:span text:style-name="T2">import </text:span>$ <text:span text:style-name="T2">from </text:span><text:span text:style-name="T5">'jquery'</text:span>;</text:p>
      <text:p text:style-name="P1"/>
      <text:p text:style-name="P1"/>
      <text:p text:style-name="P1">اکنون میتوانیم از جی کوئری استفاده کنیم من توانستم مثال های زیر را اجرا کنم و خروجی صحیح را ببینم:</text:p>
      <text:p text:style-name="P2"/>
      <text:p text:style-name="P2"/>
      <text:p text:style-name="P2"/>
      <text:p text:style-name="P2"/>
      <text:p text:style-name="P5"><text:span text:style-name="T2">class <text:s/></text:span><text:span text:style-name="T1">Shahab</text:span> <text:span text:style-name="T2">extends </text:span>Component {</text:p>
      <text:p text:style-name="P7"><text:s text:c="4"/><text:span text:style-name="T11">do</text:span><text:span text:style-name="T8">(){</text:span></text:p>
      <text:p text:style-name="P7"><text:s text:c="8"/><text:span text:style-name="T12">console</text:span><text:span text:style-name="T8">.</text:span><text:span text:style-name="T10">log</text:span><text:span text:style-name="T8">(</text:span><text:span text:style-name="T6">"yes"</text:span><text:span text:style-name="T8">);</text:span></text:p>
      <text:p text:style-name="P7"><text:s text:c="8"/><text:span text:style-name="T8">$(</text:span><text:span text:style-name="T6">"#bt"</text:span><text:span text:style-name="T8">).</text:span><text:span text:style-name="T10">text</text:span><text:span text:style-name="T8">(</text:span><text:span text:style-name="T6">'tex'</text:span><text:span text:style-name="T8">);</text:span></text:p>
      <text:p text:style-name="P7"><text:s text:c="8"/><text:span text:style-name="T12">console</text:span><text:span text:style-name="T8">.</text:span><text:span text:style-name="T10">log</text:span><text:span text:style-name="T8">($(</text:span><text:span text:style-name="T6">"p"</text:span><text:span text:style-name="T8">).</text:span><text:span text:style-name="T12">length</text:span><text:span text:style-name="T8">);</text:span></text:p>
      <text:p text:style-name="P7"><text:s text:c="4"/><text:span text:style-name="T8">}</text:span></text:p>
      <text:p text:style-name="P7"><text:s text:c="4"/><text:span text:style-name="T10">render</text:span><text:span text:style-name="T8">(){</text:span></text:p>
      <text:p text:style-name="P7"><text:s text:c="8"/><text:span text:style-name="T3">return </text:span><text:span text:style-name="T8">(</text:span></text:p>
      <text:p text:style-name="P7"><text:s text:c="10"/><text:span text:style-name="T9">&lt;</text:span><text:span text:style-name="T4">div</text:span><text:span text:style-name="T9">&gt;</text:span></text:p>
      <text:p text:style-name="P7"><text:s text:c="14"/><text:span text:style-name="T9">&lt;</text:span><text:span text:style-name="T4">Hello </text:span><text:span text:style-name="T9">/&gt;</text:span></text:p>
      <text:p text:style-name="P7"><text:s text:c="14"/><text:span text:style-name="T9">&lt;</text:span><text:span text:style-name="T4">button </text:span><text:span text:style-name="T13">id</text:span><text:span text:style-name="T7">="bt" </text:span><text:span text:style-name="T13">onClick</text:span><text:span text:style-name="T7">=</text:span><text:span text:style-name="T8">{</text:span><text:span text:style-name="T3">this</text:span><text:span text:style-name="T8">.</text:span><text:span text:style-name="T10">do</text:span><text:span text:style-name="T8">}</text:span><text:span text:style-name="T9">&gt;</text:span><text:span text:style-name="T8">my btn</text:span><text:span text:style-name="T9">&lt;/</text:span><text:span text:style-name="T4">button</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4"/><text:span text:style-name="T9">&lt;</text:span><text:span text:style-name="T4">p</text:span><text:span text:style-name="T9">&gt;</text:span><text:span text:style-name="T8">here is paragrash</text:span><text:span text:style-name="T9">&lt;/</text:span><text:span text:style-name="T4">p</text:span><text:span text:style-name="T9">&gt;</text:span></text:p>
      <text:p text:style-name="P7"><text:s text:c="10"/><text:span text:style-name="T9">&lt;/</text:span><text:span text:style-name="T4">div</text:span><text:span text:style-name="T9">&gt;</text:span></text:p>
      <text:p text:style-name="P7"><text:s text:c="8"/><text:span text:style-name="T8">);</text:span></text:p>
      <text:p text:style-name="P7"><text:s text:c="4"/><text:span text:style-name="T8">}</text:span></text:p>
      <text:p text:style-name="P6">}</text:p>
      <text:p text:style-name="P3"><text:span text:style-name="T15">همانگونه که دیده می شود میتوانیم با علامت $ و به همان شکل سابق المان ها را انتخاب کنیم و توابع را روی ان ها صدا بزنیم هرچند من از نوشتن تابع click روی المان ها درماندم که البته بعید می دانم نیازی باشد چون ما رویدادها رو در ری اکت خیلی راحت می توانیم کنترل کنیم و احتمالا فقط از همین انتخاب کننده هایش گاهی استفاده کنیم مثل تابع find که میشد با ان کوئری های پیچیده زد و روی حاصلش <text:s/>forEach نوشت </text:span><text:span text:style-name="T14"><text:s/>.</text:span></text:p>
      <text:p text:style-name="P8"/>
      <text:p text:style-name="P9">با این حال بسیار توصیه می شود که از جی کوئری و ری اکت در کنار هم استفاده ن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1T16:32:39.814930090</dc:date>
    <meta:editing-duration>PT23M57S</meta:editing-duration>
    <meta:editing-cycles>9</meta:editing-cycles>
    <meta:generator>LibreOffice/5.1.6.2$Linux_X86_64 LibreOffice_project/10m0$Build-2</meta:generator>
    <meta:document-statistic meta:table-count="0" meta:image-count="0" meta:object-count="0" meta:page-count="1" meta:paragraph-count="26" meta:word-count="192" meta:character-count="1163" meta:non-whitespace-character-count="834"/>
  </office:meta>
</office:document-meta>
</file>